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a266" officeooo:paragraph-rsid="0003a266"/>
    </style:style>
    <style:style style:name="P2" style:family="paragraph" style:parent-style-name="Standard">
      <style:text-properties officeooo:rsid="00049566" officeooo:paragraph-rsid="00049566"/>
    </style:style>
    <style:style style:name="P3" style:family="paragraph" style:parent-style-name="Standard">
      <style:paragraph-properties>
        <style:tab-stops>
          <style:tab-stop style:position="9.287cm"/>
        </style:tab-stops>
      </style:paragraph-properties>
      <style:text-properties officeooo:rsid="00049566" officeooo:paragraph-rsid="000a25d1"/>
    </style:style>
    <style:style style:name="P4" style:family="paragraph" style:parent-style-name="Standard">
      <style:text-properties fo:font-weight="bold" officeooo:rsid="00072fe0" officeooo:paragraph-rsid="00072fe0" style:font-weight-asian="bold" style:font-weight-complex="bold"/>
    </style:style>
    <style:style style:name="P5" style:family="paragraph" style:parent-style-name="Standard">
      <style:text-properties fo:font-style="normal" officeooo:rsid="0005d324" officeooo:paragraph-rsid="00049566" style:font-style-asian="normal" style:font-style-complex="normal"/>
    </style:style>
    <style:style style:name="P6" style:family="paragraph" style:parent-style-name="Standard">
      <style:paragraph-properties fo:text-align="justify" style:justify-single-word="false"/>
      <style:text-properties fo:font-weight="normal" officeooo:rsid="00049566" officeooo:paragraph-rsid="00049566" style:font-weight-asian="normal" style:font-weight-complex="normal"/>
    </style:style>
    <style:style style:name="P7" style:family="paragraph" style:parent-style-name="Standard">
      <style:paragraph-properties fo:text-align="justify" style:justify-single-word="false"/>
      <style:text-properties fo:font-weight="normal" officeooo:paragraph-rsid="00049566" style:font-weight-asian="normal" style:font-weight-complex="normal"/>
    </style:style>
    <style:style style:name="P8" style:family="paragraph" style:parent-style-name="Standard">
      <style:paragraph-properties fo:text-align="center" style:justify-single-word="false"/>
      <style:text-properties fo:font-size="22pt" fo:font-weight="bold" officeooo:rsid="0003a266" officeooo:paragraph-rsid="0003a266" style:font-size-asian="22pt" style:font-weight-asian="bold" style:font-size-complex="22pt" style:font-weight-complex="bold"/>
    </style:style>
    <style:style style:name="P9" style:family="paragraph" style:parent-style-name="Standard">
      <style:text-properties fo:font-weight="bold" officeooo:rsid="00072fe0" officeooo:paragraph-rsid="00072fe0" style:font-weight-asian="bold" style:font-weight-complex="bold"/>
    </style:style>
    <style:style style:name="P10" style:family="paragraph" style:parent-style-name="Standard">
      <style:paragraph-properties fo:margin-top="0cm" fo:margin-bottom="0.3cm" loext:contextual-spacing="false"/>
      <style:text-properties fo:font-weight="bold" officeooo:rsid="00072fe0" officeooo:paragraph-rsid="00072fe0" style:font-weight-asian="bold" style:font-weight-complex="bold"/>
    </style:style>
    <style:style style:name="P11" style:family="paragraph" style:parent-style-name="Standard">
      <style:paragraph-properties fo:margin-top="0cm" fo:margin-bottom="0.3cm" loext:contextual-spacing="false"/>
      <style:text-properties fo:font-weight="bold" officeooo:rsid="00072fe0" officeooo:paragraph-rsid="000de318" style:font-weight-asian="bold" style:font-weight-complex="bold"/>
    </style:style>
    <style:style style:name="P12" style:family="paragraph" style:parent-style-name="Standard">
      <style:paragraph-properties fo:margin-top="0cm" fo:margin-bottom="0.3cm" loext:contextual-spacing="false"/>
      <style:text-properties fo:font-weight="bold" officeooo:rsid="000de318" officeooo:paragraph-rsid="000de318" style:font-weight-asian="bold" style:font-weight-complex="bold"/>
    </style:style>
    <style:style style:name="P13" style:family="paragraph" style:parent-style-name="Standard">
      <style:paragraph-properties fo:margin-top="0cm" fo:margin-bottom="0.3cm" loext:contextual-spacing="false"/>
      <style:text-properties fo:font-weight="bold" officeooo:rsid="0008cdc0" officeooo:paragraph-rsid="0008cdc0" style:font-weight-asian="bold" style:font-weight-complex="bold"/>
    </style:style>
    <style:style style:name="P14" style:family="paragraph" style:parent-style-name="Standard">
      <style:paragraph-properties fo:margin-top="0cm" fo:margin-bottom="0.3cm" loext:contextual-spacing="false"/>
      <style:text-properties fo:font-weight="bold" officeooo:rsid="0008cdc0" officeooo:paragraph-rsid="000df498" style:font-weight-asian="bold" style:font-weight-complex="bold"/>
    </style:style>
    <style:style style:name="T1" style:family="text">
      <style:text-properties officeooo:rsid="00049566"/>
    </style:style>
    <style:style style:name="T2" style:family="text">
      <style:text-properties officeooo:rsid="0004aa10"/>
    </style:style>
    <style:style style:name="T3" style:family="text">
      <style:text-properties officeooo:rsid="00059ede"/>
    </style:style>
    <style:style style:name="T4" style:family="text">
      <style:text-properties fo:font-style="italic"/>
    </style:style>
    <style:style style:name="T5" style:family="text">
      <style:text-properties fo:font-style="normal" style:font-style-asian="normal" style:font-style-complex="normal"/>
    </style:style>
    <style:style style:name="T6" style:family="text">
      <style:text-properties fo:font-style="normal" officeooo:rsid="00059ede" style:font-style-asian="normal" style:font-style-complex="normal"/>
    </style:style>
    <style:style style:name="T7" style:family="text">
      <style:text-properties fo:font-style="normal" officeooo:rsid="0005d324" style:font-style-asian="normal" style:font-style-complex="normal"/>
    </style:style>
    <style:style style:name="T8" style:family="text">
      <style:text-properties fo:font-style="normal" officeooo:rsid="000de318" style:font-style-asian="normal" style:font-style-complex="normal"/>
    </style:style>
    <style:style style:name="T9" style:family="text">
      <style:text-properties fo:font-style="normal" officeooo:rsid="00072fe0" style:font-style-asian="normal" style:font-style-complex="normal"/>
    </style:style>
    <style:style style:name="T10" style:family="text">
      <style:text-properties fo:font-style="normal" officeooo:rsid="000df498" style:font-style-asian="normal" style:font-style-complex="normal"/>
    </style:style>
    <style:style style:name="T11" style:family="text">
      <style:text-properties fo:font-weight="bold" officeooo:rsid="0017cf6c" style:font-weight-asian="bold" style:font-weight-complex="bold"/>
    </style:style>
    <style:style style:name="T12" style:family="text">
      <style:text-properties fo:font-weight="bold" officeooo:rsid="001c7085"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kołaj Słupiński<text:tab/><text:span text:style-name="T12">Moczkowo, </text:span><text:span text:style-name="T11">27 grudnia 2017 r.</text:span></text:p>
      <text:p text:style-name="P2"/>
      <text:p text:style-name="P8">Etymologia zwrotu „round-robin”</text:p>
      <text:p text:style-name="P1"/>
      <text:p text:style-name="P6"><text:tab/>Próbując zgłębić wiedzę z zakresu systemów operacyjnych, ciężko nie natknąć się na algorytmy szeregowania procesów. Wśród wielu znanych algorytmów, jeden przykuwa szczególną uwagę, jednakże nie ze względu szczególnie skomplikowanego działania, lecz z powodu ciężkiej do przetłumaczenia nazwy. Algorytm „round-robin” tłumaczony jest w języku polskim jako algorytm rotacyjny lub algorytm karuzelowy. Oczywiście nie są to tłumaczenia dosłowne, gdyż zwrot „round-robin” nie ma swojego odpowiednika w języku polskim.</text:p>
      <text:p text:style-name="P6"><text:tab/><text:span text:style-name="T2">Większość osób, które miały tłumaczyć obcojęzyczne teksty wie, że aby oddać sens danego wyrażenia, poza samą znajomością słów, potrzebna jest jeszcze znajomość kontekstu. Bez odrobiny zastanowienia nad tym drugim, otrzymujemy „okrągłego drozda”, co bardziej pasuje do terminologii ornitologicznej niż informatycznej.</text:span></text:p>
      <text:p text:style-name="P6"><text:tab/><text:span text:style-name="T2">Jeżeli jednak zbadamy głębiej, możemy odkryć, że określenie „round-robin” występuje w języku angielskim dosyć powszechnie. Najczęściej oznacza ono, że kilka osób ma w czymś jednakowy udział, wykonując pewną czynność w turach. Za przykład może posłużyć system turniejowy <text:s/>„każdy z każdym” w dyscyplinach sportowych, w nomenklaturze angielskiej nazywany właśnie „round-robin tournament”.</text:span></text:p>
      <text:p text:style-name="P6"><text:tab/><text:span text:style-name="T3">Skoro wiemy już, jakie jest dokładne znaczenie frazy, warto zastanowić się w jakim kontekście została pierwotnie użyta. Prawdopodobnie, wywodzi się ona od formy dokumentu, w którym podpisy wszystkich stron ułożone są w okrąg, aby zapobiec rozpoznaniu porządku, w którym dokument ten został podpisany. Taką formę petycji, praktykowali oficerowie Królewskiej Marynarki Wojennej, aby nie odkryto, kto jest przywódcą.</text:span></text:p>
      <text:p text:style-name="P7"><text:span text:style-name="T1"><text:tab/>Sprawdzając etymologię tego idiomu, niejednokrotnie można znaleźć wzmiankę <text:s/>jakoby pochodził on z francuskiego określenia „</text:span><text:span text:style-name="T4">ruban rond”</text:span><text:span text:style-name="T5">, </text:span><text:span text:style-name="T6">który po angielsku można przetłumaczyć jako „round ribbon”, a po polsku jako „okrągła wstążka”. </text:span><text:span text:style-name="T7">Jest to wielce prawdopodobne, gdyż pierwsze użycie tej formy dokumentu we Francji prawdopodobnie przypada na 5 luty 1621, natomiast w Wielkiej Brytanii pierwszy taki dokument datuje się na 1731 rok. Co więcej zwrot „okrągła wstążka” wydaje się mieć o wiele więcej sensu samego w sobie niż „okrągły drozd”.</text:span></text:p>
      <text:p text:style-name="P5"/>
      <text:p text:style-name="P4"><text:span text:style-name="T7">B</text:span><text:span text:style-name="T5">IBLIOGRAFIA</text:span></text:p>
      <text:p text:style-name="P4"><text:span text:style-name="T5"/></text:p>
      <text:p text:style-name="P10"><text:span text:style-name="T8">Hasło round-robin w internetowym słowniku dictionary.com<text:line-break/></text:span><text:a xlink:type="simple" xlink:href="http://www.dictionary.com/browse/round-robin" text:style-name="Internet_20_link" text:visited-style-name="Visited_20_Internet_20_Link"><text:span text:style-name="T5">http://www.dictionary.com/browse/round-robin</text:span></text:a></text:p>
      <text:p text:style-name="P11"><text:span text:style-name="T8">Round-robin w bazie związków frazeologicznych phrases.org.uk<text:line-break/></text:span><text:a xlink:type="simple" xlink:href="https://www.phrases.org.uk/meanings/round-robin.html" text:style-name="Internet_20_link" text:visited-style-name="Visited_20_Internet_20_Link"><text:span text:style-name="T5">https://www.phrases.org.uk/meanings/round-robin.html</text:span></text:a></text:p>
      <text:p text:style-name="P12"><text:span text:style-name="T5">Hasło round robin w Wikipedii<text:line-break/></text:span><text:a xlink:type="simple" xlink:href="https://en.wiktionary.org/wiki/round_robin" text:style-name="Internet_20_link" text:visited-style-name="Visited_20_Internet_20_Link"><text:span text:style-name="T9">https://en.wiktionary.org/wiki/round_robin</text:span></text:a></text:p>
      <text:p text:style-name="P13"><text:span text:style-name="T8">Hasło round robin w internetowym słowniku etymologicznym<text:line-break/></text:span><text:a xlink:type="simple" xlink:href="https://www.etymonline.com/word/round%20robin" text:style-name="Internet_20_link" text:visited-style-name="Visited_20_Internet_20_Link"><text:span text:style-name="T5">https://www.etymonline.com/word/round%20robin</text:span></text:a></text:p>
      <text:p text:style-name="P14"><text:span text:style-name="T10">Fragment dyskusji na forum </text:span><text:span text:style-name="T8">phrases.org.</text:span><text:span text:style-name="T10">uk<text:line-break/></text:span><text:a xlink:type="simple" xlink:href="http://www.phrases.org.uk/bulletin_board/15/messages/643.html" text:style-name="Internet_20_link" text:visited-style-name="Visited_20_Internet_20_Link"><text:span text:style-name="T5">http://www.phrases.org.uk/bulletin_board/15/messages/643.html</text:span></text:a></text:p>
      <text:p text:style-name="P13"><text:span text:style-name="T10">Hasło round robin w bazie serwisu bartleby.com<text:line-break/></text:span><text:a xlink:type="simple" xlink:href="http://www.bartleby.com/81/14554.html" text:style-name="Internet_20_link" text:visited-style-name="Visited_20_Internet_20_Link"><text:span text:style-name="T5">http://www.bartleby.com/81/14554.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6:52:52.604803690</meta:creation-date>
    <dc:date>2018-01-19T14:55:53.083395916</dc:date>
    <meta:editing-duration>PT14M6S</meta:editing-duration>
    <meta:editing-cycles>6</meta:editing-cycles>
    <meta:generator>LibreOffice/5.1.6.2$Linux_X86_64 LibreOffice_project/10m0$Build-2</meta:generator>
    <meta:document-statistic meta:table-count="0" meta:image-count="0" meta:object-count="0" meta:page-count="1" meta:paragraph-count="14" meta:word-count="344" meta:character-count="2831" meta:non-whitespace-character-count="2494"/>
  </office:meta>
</office:document-meta>
</file>